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0502e" officeooo:paragraph-rsid="0020502e"/>
    </style:style>
    <style:style style:name="P2" style:family="paragraph" style:parent-style-name="Standard">
      <style:text-properties officeooo:paragraph-rsid="0021f0eb"/>
    </style:style>
    <style:style style:name="P3" style:family="paragraph" style:parent-style-name="Standard">
      <style:text-properties officeooo:rsid="0022b3c2" officeooo:paragraph-rsid="0022b3c2"/>
    </style:style>
    <style:style style:name="P4" style:family="paragraph" style:parent-style-name="Standard">
      <style:text-properties officeooo:paragraph-rsid="0022b3c2"/>
    </style:style>
    <style:style style:name="P5" style:family="paragraph" style:parent-style-name="Standard">
      <style:text-properties fo:font-variant="normal" fo:text-transform="none" fo:color="#252525" style:font-name="sans-serif" fo:font-size="10.5pt" fo:letter-spacing="normal" fo:font-style="normal" fo:font-weight="normal" officeooo:paragraph-rsid="0021f0eb"/>
    </style:style>
    <style:style style:name="P6" style:family="paragraph" style:parent-style-name="Standard">
      <style:text-properties fo:font-variant="normal" fo:text-transform="none" fo:color="#252525" style:font-name="sans-serif" fo:font-size="10.5pt" fo:letter-spacing="normal" fo:font-style="normal" fo:font-weight="normal" officeooo:paragraph-rsid="0028d2f4"/>
    </style:style>
    <style:style style:name="P7" style:family="paragraph" style:parent-style-name="Standard">
      <style:text-properties fo:font-variant="normal" fo:text-transform="none" fo:color="#252525" style:font-name="sans-serif" fo:font-size="10.5pt" fo:letter-spacing="normal" fo:font-style="normal" fo:font-weight="normal" officeooo:paragraph-rsid="001fb7f6"/>
    </style:style>
    <style:style style:name="P8" style:family="paragraph" style:parent-style-name="Standard">
      <style:text-properties fo:font-variant="normal" fo:text-transform="none" fo:color="#252525" style:font-name="sans-serif" fo:font-size="10.5pt" fo:letter-spacing="normal" fo:font-style="normal" fo:font-weight="normal" officeooo:rsid="002ff88f" officeooo:paragraph-rsid="002ff88f"/>
    </style:style>
    <style:style style:name="P9" style:family="paragraph" style:parent-style-name="Standard">
      <style:text-properties officeooo:paragraph-rsid="002482c0"/>
    </style:style>
    <style:style style:name="P10" style:family="paragraph" style:parent-style-name="Standard">
      <style:text-properties officeooo:paragraph-rsid="0028d2f4"/>
    </style:style>
    <style:style style:name="P11" style:family="paragraph" style:parent-style-name="Standard">
      <style:text-properties officeooo:paragraph-rsid="00294585"/>
    </style:style>
    <style:style style:name="P12" style:family="paragraph" style:parent-style-name="Standard">
      <style:text-properties officeooo:paragraph-rsid="00299e8a"/>
    </style:style>
    <style:style style:name="P13" style:family="paragraph" style:parent-style-name="Standard">
      <style:text-properties officeooo:paragraph-rsid="002aa750"/>
    </style:style>
    <style:style style:name="P14" style:family="paragraph" style:parent-style-name="Standard">
      <style:text-properties officeooo:paragraph-rsid="002bf8b2"/>
    </style:style>
    <style:style style:name="P15" style:family="paragraph" style:parent-style-name="Standard">
      <style:text-properties fo:font-weight="bold" officeooo:rsid="001fb7f6" officeooo:paragraph-rsid="001fb7f6" style:font-weight-asian="bold" style:font-weight-complex="bold"/>
    </style:style>
    <style:style style:name="P16" style:family="paragraph" style:parent-style-name="Standard">
      <style:text-properties officeooo:paragraph-rsid="002d55af"/>
    </style:style>
    <style:style style:name="P17" style:family="paragraph" style:parent-style-name="Standard">
      <style:text-properties officeooo:paragraph-rsid="0030a1bf"/>
    </style:style>
    <style:style style:name="P18" style:family="paragraph" style:parent-style-name="Standard">
      <style:text-properties officeooo:paragraph-rsid="0032a1c1"/>
    </style:style>
    <style:style style:name="P19" style:family="paragraph" style:parent-style-name="Standard">
      <style:text-properties fo:font-variant="normal" fo:text-transform="none" fo:color="#252525" style:font-name="sans-serif" fo:font-size="10.5pt" fo:letter-spacing="normal" fo:font-style="normal" fo:font-weight="normal" officeooo:rsid="0022b3c2" officeooo:paragraph-rsid="0022b3c2"/>
    </style:style>
    <style:style style:name="P20" style:family="paragraph" style:parent-style-name="Standard">
      <style:text-properties fo:font-variant="normal" fo:text-transform="none" fo:color="#252525" style:font-name="sans-serif" fo:font-size="10.5pt" fo:letter-spacing="normal" fo:font-style="normal" fo:font-weight="normal" officeooo:rsid="0022b3c2" officeooo:paragraph-rsid="002aa750"/>
    </style:style>
    <style:style style:name="P21" style:family="paragraph" style:parent-style-name="Standard">
      <style:text-properties fo:font-variant="normal" fo:text-transform="none" fo:color="#252525" style:font-name="sans-serif" fo:font-size="10.5pt" fo:letter-spacing="normal" fo:font-style="normal" fo:font-weight="normal" officeooo:rsid="002482c0" officeooo:paragraph-rsid="002482c0"/>
    </style:style>
    <style:style style:name="P22" style:family="paragraph" style:parent-style-name="Standard">
      <style:text-properties fo:font-variant="normal" fo:text-transform="none" fo:color="#252525" style:font-name="sans-serif" fo:font-size="10.5pt" fo:letter-spacing="normal" fo:font-style="normal" fo:font-weight="normal" officeooo:paragraph-rsid="002482c0"/>
    </style:style>
    <style:style style:name="P23" style:family="paragraph" style:parent-style-name="Standard">
      <style:text-properties fo:font-variant="normal" fo:text-transform="none" fo:color="#252525" style:font-name="sans-serif" fo:font-size="10.5pt" fo:letter-spacing="normal" fo:font-style="normal" fo:font-weight="normal" officeooo:paragraph-rsid="0021f0eb"/>
    </style:style>
    <style:style style:name="P24" style:family="paragraph" style:parent-style-name="Standard">
      <style:text-properties fo:font-variant="normal" fo:text-transform="none" fo:color="#252525" style:font-name="sans-serif" fo:font-size="10.5pt" fo:letter-spacing="normal" fo:font-style="normal" fo:font-weight="normal" officeooo:paragraph-rsid="00348b35"/>
    </style:style>
    <style:style style:name="T1" style:family="text">
      <style:text-properties officeooo:rsid="001fb7f6"/>
    </style:style>
    <style:style style:name="T2" style:family="text">
      <style:text-properties officeooo:rsid="0020502e"/>
    </style:style>
    <style:style style:name="T3" style:family="text">
      <style:text-properties fo:font-variant="normal" fo:text-transform="none" fo:color="#252525" style:font-name="sans-serif" fo:font-size="10.5pt" fo:letter-spacing="normal" fo:font-style="normal" fo:font-weight="bold"/>
    </style:style>
    <style:style style:name="T4" style:family="text">
      <style:text-properties fo:font-variant="normal" fo:text-transform="none" fo:color="#252525" style:font-name="sans-serif" fo:font-size="10.5pt" fo:letter-spacing="normal" fo:font-style="normal" fo:font-weight="bold" officeooo:rsid="0022b3c2"/>
    </style:style>
    <style:style style:name="T5" style:family="text">
      <style:text-properties fo:font-variant="normal" fo:text-transform="none" fo:color="#252525" style:font-name="sans-serif" fo:font-size="10.5pt" fo:letter-spacing="normal" fo:font-style="normal" fo:font-weight="bold" officeooo:rsid="0021f0eb" style:font-weight-asian="bold" style:font-weight-complex="bold"/>
    </style:style>
    <style:style style:name="T6" style:family="text">
      <style:text-properties fo:font-variant="normal" fo:text-transform="none" fo:color="#252525" style:font-name="sans-serif" fo:font-size="10.5pt" fo:letter-spacing="normal" fo:font-style="normal" fo:font-weight="bold" officeooo:rsid="002bf8b2" style:font-weight-asian="bold" style:font-weight-complex="bold"/>
    </style:style>
    <style:style style:name="T7" style:family="text">
      <style:text-properties fo:font-variant="normal" fo:text-transform="none" fo:color="#252525" style:font-name="sans-serif" fo:font-size="10.5pt" fo:letter-spacing="normal" fo:font-style="normal" fo:font-weight="bold" officeooo:rsid="002482c0" style:font-weight-asian="bold" style:font-weight-complex="bold"/>
    </style:style>
    <style:style style:name="T8" style:family="text">
      <style:text-properties fo:font-variant="normal" fo:text-transform="none" fo:color="#252525" style:font-name="sans-serif" fo:font-size="10.5pt" fo:letter-spacing="normal" fo:font-style="normal" fo:font-weight="bold" officeooo:rsid="0022b3c2" style:font-weight-asian="bold" style:font-weight-complex="bold"/>
    </style:style>
    <style:style style:name="T9" style:family="text">
      <style:text-properties fo:font-variant="normal" fo:text-transform="none" fo:color="#252525" style:font-name="sans-serif" fo:font-size="10.5pt" fo:letter-spacing="normal" fo:font-style="normal" fo:font-weight="bold" officeooo:rsid="002aa750" style:font-weight-asian="bold" style:font-weight-complex="bold"/>
    </style:style>
    <style:style style:name="T10" style:family="text">
      <style:text-properties fo:font-variant="normal" fo:text-transform="none" fo:color="#252525" style:font-name="sans-serif" fo:font-size="10.5pt" fo:letter-spacing="normal" fo:font-style="normal" fo:font-weight="bold" officeooo:rsid="00294585" style:font-weight-asian="bold" style:font-weight-complex="bold"/>
    </style:style>
    <style:style style:name="T11" style:family="text">
      <style:text-properties fo:font-variant="normal" fo:text-transform="none" fo:color="#252525" style:font-name="sans-serif" fo:font-size="10.5pt" fo:letter-spacing="normal" fo:font-style="normal" fo:font-weight="bold" officeooo:rsid="00299e8a" style:font-weight-asian="bold" style:font-weight-complex="bold"/>
    </style:style>
    <style:style style:name="T12" style:family="text">
      <style:text-properties fo:font-variant="normal" fo:text-transform="none" fo:color="#252525" style:font-name="sans-serif" fo:font-size="10.5pt" fo:letter-spacing="normal" fo:font-style="normal" fo:font-weight="bold" officeooo:rsid="002d55af" style:font-weight-asian="bold" style:font-weight-complex="bold"/>
    </style:style>
    <style:style style:name="T13" style:family="text">
      <style:text-properties fo:font-variant="normal" fo:text-transform="none" fo:color="#252525" style:font-name="sans-serif" fo:font-size="10.5pt" fo:letter-spacing="normal" fo:font-style="normal" fo:font-weight="bold" officeooo:rsid="0030a1bf" style:font-weight-asian="bold" style:font-weight-complex="bold"/>
    </style:style>
    <style:style style:name="T14" style:family="text">
      <style:text-properties fo:font-variant="normal" fo:text-transform="none" fo:color="#252525" style:font-name="sans-serif" fo:font-size="10.5pt" fo:letter-spacing="normal" fo:font-style="normal" fo:font-weight="bold" officeooo:rsid="0032a1c1" style:font-weight-asian="bold" style:font-weight-complex="bold"/>
    </style:style>
    <style:style style:name="T15" style:family="text">
      <style:text-properties fo:font-variant="normal" fo:text-transform="none" fo:color="#252525" style:font-name="sans-serif" fo:font-size="10.5pt" fo:letter-spacing="normal" fo:font-style="normal" fo:font-weight="normal"/>
    </style:style>
    <style:style style:name="T16" style:family="text">
      <style:text-properties fo:font-variant="normal" fo:text-transform="none" fo:color="#252525" style:font-name="sans-serif" fo:font-size="10.5pt" fo:letter-spacing="normal" fo:font-style="normal" fo:font-weight="normal" officeooo:rsid="0022b3c2"/>
    </style:style>
    <style:style style:name="T17" style:family="text">
      <style:text-properties fo:font-variant="normal" fo:text-transform="none" fo:color="#252525" style:font-name="sans-serif" fo:font-size="10.5pt" fo:letter-spacing="normal" fo:font-style="normal" fo:font-weight="normal" officeooo:rsid="0021f0eb" style:font-weight-asian="bold" style:font-weight-complex="bold"/>
    </style:style>
    <style:style style:name="T18" style:family="text">
      <style:text-properties fo:font-variant="normal" fo:text-transform="none" fo:color="#252525" style:font-name="sans-serif" fo:font-size="10.5pt" fo:letter-spacing="normal" fo:font-style="normal" fo:font-weight="normal" officeooo:rsid="0021f0eb"/>
    </style:style>
    <style:style style:name="T19" style:family="text">
      <style:text-properties fo:font-variant="normal" fo:text-transform="none" fo:color="#252525" style:font-name="sans-serif" fo:font-size="10.5pt" fo:letter-spacing="normal" fo:font-style="normal" fo:font-weight="normal" officeooo:rsid="002482c0"/>
    </style:style>
    <style:style style:name="T20" style:family="text">
      <style:text-properties fo:font-variant="normal" fo:text-transform="none" fo:color="#252525" style:font-name="sans-serif" fo:font-size="10.5pt" fo:letter-spacing="normal" fo:font-style="normal" fo:font-weight="normal" officeooo:rsid="00294585"/>
    </style:style>
    <style:style style:name="T21" style:family="text">
      <style:text-properties fo:font-variant="normal" fo:text-transform="none" fo:color="#252525" style:font-name="sans-serif" fo:font-size="10.5pt" fo:letter-spacing="normal" fo:font-style="normal" fo:font-weight="normal" officeooo:rsid="00299e8a"/>
    </style:style>
    <style:style style:name="T22" style:family="text">
      <style:text-properties fo:font-variant="normal" fo:text-transform="none" fo:color="#252525" style:font-name="sans-serif" fo:font-size="10.5pt" fo:letter-spacing="normal" fo:font-style="normal" fo:font-weight="normal" officeooo:rsid="002aa750"/>
    </style:style>
    <style:style style:name="T23" style:family="text">
      <style:text-properties fo:font-variant="normal" fo:text-transform="none" fo:color="#252525" style:font-name="sans-serif" fo:font-size="10.5pt" fo:letter-spacing="normal" fo:font-style="normal" fo:font-weight="normal" officeooo:rsid="002bf8b2"/>
    </style:style>
    <style:style style:name="T24" style:family="text">
      <style:text-properties fo:font-variant="normal" fo:text-transform="none" fo:color="#252525" style:font-name="sans-serif" fo:font-size="10.5pt" fo:letter-spacing="normal" fo:font-style="normal" fo:font-weight="normal" officeooo:rsid="002d55af"/>
    </style:style>
    <style:style style:name="T25" style:family="text">
      <style:text-properties fo:font-variant="normal" fo:text-transform="none" fo:color="#252525" style:font-name="sans-serif" fo:font-size="10.5pt" fo:letter-spacing="normal" fo:font-style="normal" fo:font-weight="normal" officeooo:rsid="0030a1bf"/>
    </style:style>
    <style:style style:name="T26" style:family="text">
      <style:text-properties fo:font-variant="normal" fo:text-transform="none" fo:color="#252525" style:font-name="sans-serif" fo:font-size="10.5pt" fo:letter-spacing="normal" fo:font-style="normal" fo:font-weight="normal" officeooo:rsid="0032a1c1"/>
    </style:style>
    <style:style style:name="T27" style:family="text">
      <style:text-properties fo:font-variant="normal" fo:text-transform="none" fo:color="#252525" style:font-name="sans-serif" fo:font-size="10.5pt" fo:letter-spacing="normal" fo:font-style="normal" fo:font-weight="normal" officeooo:rsid="00348b35"/>
    </style:style>
    <style:style style:name="T28" style:family="text">
      <style:text-properties fo:font-variant="normal" fo:text-transform="none" fo:color="#252525" style:font-name="sans-serif" fo:font-size="10.5pt" fo:letter-spacing="normal" fo:font-style="italic" fo:font-weight="normal"/>
    </style:style>
    <style:style style:name="T29" style:family="text">
      <style:text-properties fo:font-variant="normal" fo:text-transform="none" fo:color="#252525" style:font-name="sans-serif" fo:font-size="10.5pt" fo:letter-spacing="normal" fo:font-style="italic" fo:font-weight="bold" officeooo:rsid="0022b3c2"/>
    </style:style>
    <style:style style:name="T30" style:family="text">
      <style:text-properties fo:font-variant="normal" fo:text-transform="none" fo:color="#252525" fo:letter-spacing="normal"/>
    </style:style>
    <style:style style:name="T31"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32"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33"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34"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22b3c2" style:text-blinking="false" fo:background-color="#ffffff" loext:char-shading-value="0"/>
    </style:style>
    <style:style style:name="T35"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36" style:family="text">
      <style:text-properties fo:font-variant="normal" fo:text-transform="none" fo:color="#0b0080" style:text-line-through-style="none" style:text-line-through-type="none" style:font-name="sans-serif" fo:font-size="8.25pt" fo:letter-spacing="normal" fo:font-style="normal" style:text-underline-style="none" fo:font-weight="normal" officeooo:rsid="0022b3c2" style:text-blinking="false"/>
    </style:style>
    <style:style style:name="T37" style:family="text">
      <style:text-properties fo:font-variant="normal" fo:text-transform="none" fo:color="#0b0080" style:font-name="sans-serif" fo:font-size="10.5pt" fo:letter-spacing="normal" fo:font-style="normal" style:text-underline-style="solid" style:text-underline-width="auto" style:text-underline-color="font-color" fo:font-weight="normal"/>
    </style:style>
    <style:style style:name="T38" style:family="text">
      <style:text-properties fo:font-variant="normal" fo:text-transform="none" fo:color="#0b0080" style:font-name="sans-serif" fo:font-size="10.5pt" fo:letter-spacing="normal" fo:font-style="normal" style:text-underline-style="solid" style:text-underline-width="auto" style:text-underline-color="font-color" fo:font-weight="normal" fo:background-color="#ffffff" loext:char-shading-value="0"/>
    </style:style>
    <style:style style:name="T39" style:family="text">
      <style:text-properties fo:font-variant="normal" fo:text-transform="none" fo:color="#663366" style:text-line-through-style="none" style:text-line-through-type="none" style:font-name="sans-serif" fo:font-size="10.5pt" fo:letter-spacing="normal" fo:font-style="normal" style:text-underline-style="none" fo:font-weight="normal" style:text-blinking="false" fo:background-color="transparent" loext:char-shading-value="0" loext:padding="0in" loext:border="none"/>
    </style:style>
    <style:style style:name="T40" style:family="text">
      <style:text-properties fo:font-variant="normal" fo:text-transform="none" fo:color="#222222" style:font-name="arial" fo:font-size="12pt" fo:letter-spacing="normal" fo:font-style="normal" fo:font-weight="normal"/>
    </style:style>
    <style:style style:name="T41" style:family="text">
      <style:text-properties fo:font-variant="normal" fo:text-transform="none" fo:color="#222222" style:font-name="arial" fo:font-size="12pt" fo:letter-spacing="normal" fo:font-style="normal" fo:font-weight="bold"/>
    </style:style>
    <style:style style:name="T42" style:family="text">
      <style:text-properties fo:font-variant="normal" fo:text-transform="none" fo:color="#222222" fo:letter-spacing="normal"/>
    </style:style>
    <style:style style:name="T43" style:family="text">
      <style:text-properties fo:font-weight="bold" style:font-weight-asian="bold" style:font-weight-complex="bold"/>
    </style:style>
    <style:style style:name="T44" style:family="text">
      <style:text-properties fo:font-weight="bold" officeooo:rsid="0020502e" style:font-weight-asian="bold" style:font-weight-complex="bold"/>
    </style:style>
    <style:style style:name="T45" style:family="text">
      <style:text-properties fo:font-weight="bold" officeooo:rsid="0022b3c2" style:font-weight-asian="bold" style:font-weight-complex="bold"/>
    </style:style>
    <style:style style:name="T46" style:family="text">
      <style:text-properties fo:font-weight="bold" officeooo:rsid="00348b35" style:font-weight-asian="bold" style:font-weight-complex="bold"/>
    </style:style>
    <style:style style:name="T47" style:family="text">
      <style:text-properties style:text-line-through-style="none" style:text-line-through-type="none" style:text-underline-style="none" officeooo:rsid="001fb7f6" style:text-blinking="false" fo:background-color="#ffffff" loext:char-shading-value="0"/>
    </style:style>
    <style:style style:name="T48" style:family="text">
      <style:text-properties style:text-underline-style="solid" style:text-underline-width="auto" style:text-underline-color="font-color" officeooo:rsid="001fb7f6" fo:background-color="#ffffff" loext:char-shading-value="0"/>
    </style:style>
    <style:style style:name="T49" style:family="text">
      <style:text-properties officeooo:rsid="0022b3c2"/>
    </style:style>
    <style:style style:name="T50" style:family="text">
      <style:text-properties officeooo:rsid="00348b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efinitions</text:p>
      <text:p text:style-name="P7"/>
      <text:p text:style-name="P2"><text:span text:style-name="T5">8PSK</text:span><text:span text:style-name="T17">:</text:span><text:span text:style-name="T18"> </text:span><text:span text:style-name="T15">Phase-shift keying (PSK) is a </text:span><text:a xlink:type="simple" xlink:href="https://en.wikipedia.org/wiki/Digital_data" text:style-name="Internet_20_link" text:visited-style-name="Visited_20_Internet_20_Link"><text:span text:style-name="T31">digital</text:span></text:a><text:span text:style-name="T15"> </text:span><text:a xlink:type="simple" xlink:href="https://en.wikipedia.org/wiki/Modulation" text:style-name="Internet_20_link" text:visited-style-name="Visited_20_Internet_20_Link"><text:span text:style-name="T31">modulation</text:span></text:a><text:span text:style-name="T15"> scheme that conveys </text:span><text:a xlink:type="simple" xlink:href="https://en.wikipedia.org/wiki/Data#Uses_of_data_in_computing" text:style-name="Internet_20_link" text:visited-style-name="Visited_20_Internet_20_Link"><text:span text:style-name="T31">data</text:span></text:a><text:span text:style-name="T15"> by changing (modulating) the </text:span><text:a xlink:type="simple" xlink:href="https://en.wikipedia.org/wiki/Phase_(waves)" text:style-name="Internet_20_link" text:visited-style-name="Visited_20_Internet_20_Link"><text:span text:style-name="T31">phase</text:span></text:a><text:span text:style-name="T15"> of a reference </text:span><text:a xlink:type="simple" xlink:href="https://en.wikipedia.org/wiki/Signal_(information_theory)" text:style-name="Internet_20_link" text:visited-style-name="Visited_20_Internet_20_Link"><text:span text:style-name="T31">signal</text:span></text:a><text:span text:style-name="T15"> (the </text:span><text:a xlink:type="simple" xlink:href="https://en.wikipedia.org/wiki/Carrier_wave" text:style-name="Internet_20_link" text:visited-style-name="Visited_20_Internet_20_Link"><text:span text:style-name="T31">carrier wave</text:span></text:a><text:span text:style-name="T15">). The modulation is impressed by varying the sine and cosine inputs at a precise time. It is widely used for </text:span><text:a xlink:type="simple" xlink:href="https://en.wikipedia.org/wiki/Wireless_LAN" text:style-name="Internet_20_link" text:visited-style-name="Visited_20_Internet_20_Link"><text:span text:style-name="T31">wireless LANs</text:span></text:a><text:span text:style-name="T15">, </text:span><text:a xlink:type="simple" xlink:href="https://en.wikipedia.org/wiki/RFID" text:style-name="Internet_20_link" text:visited-style-name="Visited_20_Internet_20_Link"><text:span text:style-name="T31">RFID</text:span></text:a><text:span text:style-name="T15"> and </text:span><text:a xlink:type="simple" xlink:href="https://en.wikipedia.org/wiki/Bluetooth" text:style-name="Internet_20_link" text:visited-style-name="Visited_20_Internet_20_Link"><text:span text:style-name="T31">Bluetooth</text:span></text:a><text:span text:style-name="T15"> communication. </text:span></text:p>
      <text:p text:style-name="P5"/>
      <text:p text:style-name="P24"><text:span text:style-name="T46">CBP</text:span><text:span text:style-name="T50">: </text:span>A contention-based protocol (CBP) is a communications protocol for operating wireless telecommunication equipment that allows many users to use the same radio channel without pre-coordination. The "listen before talk" operating procedure in IEEE 802.11 is the most well known contention-based protocol. </text:p>
      <text:p text:style-name="P5"/>
      <text:p text:style-name="P14"><text:span text:style-name="T6">CSMA</text:span><text:span text:style-name="T23">: </text:span><text:span text:style-name="T3">Carrier sense multiple access</text:span><text:span text:style-name="T15"> (</text:span><text:span text:style-name="T3">CSMA</text:span><text:span text:style-name="T15">) is a </text:span><text:a xlink:type="simple" xlink:href="https://en.wikipedia.org/wiki/Probabilistic" text:style-name="Internet_20_link" text:visited-style-name="Visited_20_Internet_20_Link"><text:span text:style-name="T32">probabilistic</text:span></text:a><text:span text:style-name="T15"> </text:span><text:a xlink:type="simple" xlink:href="https://en.wikipedia.org/wiki/Media_access_control" text:style-name="Internet_20_link" text:visited-style-name="Visited_20_Internet_20_Link"><text:span text:style-name="T32">media access control</text:span></text:a><text:span text:style-name="T15"> (MAC) protocol in which a node verifies the absence of other </text:span><text:a xlink:type="simple" xlink:href="https://en.wikipedia.org/wiki/Network_traffic" text:style-name="Internet_20_link" text:visited-style-name="Visited_20_Internet_20_Link"><text:span text:style-name="T32">traffic</text:span></text:a><text:span text:style-name="T15"> before </text:span><text:a xlink:type="simple" xlink:href="https://en.wikipedia.org/wiki/Transmission_(telecommunications)" text:style-name="Internet_20_link" text:visited-style-name="Visited_20_Internet_20_Link"><text:span text:style-name="T32">transmitting</text:span></text:a><text:span text:style-name="T15"> on a shared </text:span><text:a xlink:type="simple" xlink:href="https://en.wikipedia.org/wiki/Transmission_medium" text:style-name="Internet_20_link" text:visited-style-name="Visited_20_Internet_20_Link"><text:span text:style-name="T32">transmission medium</text:span></text:a><text:span text:style-name="T15">, such as an electrical bus, or a band of the </text:span><text:a xlink:type="simple" xlink:href="https://en.wikipedia.org/wiki/Electromagnetic_spectrum" text:style-name="Internet_20_link" text:visited-style-name="Visited_20_Internet_20_Link"><text:span text:style-name="T32">electromagnetic spectrum</text:span></text:a><text:span text:style-name="T15">. </text:span><text:span text:style-name="T28">Carrier sense</text:span><text:span text:style-name="T15"> means that a </text:span><text:a xlink:type="simple" xlink:href="https://en.wikipedia.org/wiki/Transmitter" text:style-name="Internet_20_link" text:visited-style-name="Visited_20_Internet_20_Link"><text:span text:style-name="T32">transmitter</text:span></text:a><text:span text:style-name="T15"> attempts to determine whether another transmission is in progress before initiating a transmission. That is, it tries to detect the presence of a </text:span><text:a xlink:type="simple" xlink:href="https://en.wikipedia.org/wiki/Carrier_signal" text:style-name="Internet_20_link" text:visited-style-name="Visited_20_Internet_20_Link"><text:span text:style-name="T32">carrier signal</text:span></text:a><text:span text:style-name="T15"> from another node before attempting to transmit. If a carrier is sensed, the node waits for the transmission in progress to end before initiating its own transmission. In other words, CSMA is based on the principle "sense before transmit" or "listen before talk".</text:span></text:p>
      <text:p text:style-name="P5"/>
      <text:p text:style-name="P17"><text:span text:style-name="T13">DSSS</text:span><text:span text:style-name="T25">: </text:span><text:span text:style-name="T3">direct-sequence spread spectrum (DSSS)</text:span><text:span text:style-name="T30"> </text:span><text:span text:style-name="T15">is a </text:span><text:a xlink:type="simple" xlink:href="https://en.wikipedia.org/wiki/Spread_spectrum" text:style-name="Internet_20_link" text:visited-style-name="Visited_20_Internet_20_Link"><text:span text:style-name="T33">spread spectrum</text:span></text:a><text:span text:style-name="T30"> </text:span><text:a xlink:type="simple" xlink:href="https://en.wikipedia.org/wiki/Modulation" text:style-name="Internet_20_link" text:visited-style-name="Visited_20_Internet_20_Link"><text:span text:style-name="T33">modulation</text:span></text:a><text:span text:style-name="T30"> </text:span><text:span text:style-name="T15">technique. Spread spectrum systems are such that they transmit the message bearing signals using a </text:span><text:a xlink:type="simple" xlink:href="https://en.wikipedia.org/wiki/Bandwidth_(signal_processing)" text:style-name="Internet_20_link" text:visited-style-name="Visited_20_Internet_20_Link"><text:span text:style-name="T33">bandwidth</text:span></text:a><text:span text:style-name="T30"> </text:span><text:span text:style-name="T15">that is in excess of the bandwidth that is actually needed by the message signal. This spreading of the transmitted signal over a large bandwidth make the resulting </text:span><text:a xlink:type="simple" xlink:href="https://en.wikipedia.org/wiki/Wideband" text:style-name="Internet_20_link" text:visited-style-name="Visited_20_Internet_20_Link"><text:span text:style-name="T33">wideband</text:span></text:a><text:span text:style-name="T30"> </text:span><text:span text:style-name="T15">signal appear as a </text:span><text:a xlink:type="simple" xlink:href="https://en.wikipedia.org/wiki/White_noise" text:style-name="Internet_20_link" text:visited-style-name="Visited_20_Internet_20_Link"><text:span text:style-name="T33">noise</text:span></text:a><text:span text:style-name="T30"> </text:span><text:span text:style-name="T15">signal which allows greater resistance to intentional and unintentional interference with the transmitted signal.</text:span><text:bookmark text:name="cite_ref-Haykin4E_1-0"/><text:a xlink:type="simple" xlink:href="https://en.wikipedia.org/wiki/Direct-sequence_spread_spectrum#cite_note-Haykin4E-1" text:style-name="Internet_20_link" text:visited-style-name="Visited_20_Internet_20_Link"><text:span text:style-name="T35">[1]</text:span></text:a> </text:p>
      <text:p text:style-name="P5"/>
      <text:p text:style-name="P6"><text:span text:style-name="T44">EGPRS</text:span><text:span text:style-name="T2">: Enhanced General Packet Radio Service (GPRS) is a </text:span><text:a xlink:type="simple" xlink:href="https://en.wikipedia.org/wiki/Packet_oriented" text:style-name="Internet_20_link" text:visited-style-name="Visited_20_Internet_20_Link"><text:span text:style-name="T47">packet oriented</text:span></text:a><text:span text:style-name="T1"> </text:span><text:a xlink:type="simple" xlink:href="https://en.wikipedia.org/wiki/Mobile_data" text:style-name="Internet_20_link" text:visited-style-name="Visited_20_Internet_20_Link"><text:span text:style-name="T47">mobile data</text:span></text:a><text:span text:style-name="T1"> service on the </text:span><text:a xlink:type="simple" xlink:href="https://en.wikipedia.org/wiki/2G" text:style-name="Internet_20_link" text:visited-style-name="Visited_20_Internet_20_Link"><text:span text:style-name="T47">2G</text:span></text:a><text:span text:style-name="T1"> and </text:span><text:a xlink:type="simple" xlink:href="https://en.wikipedia.org/wiki/3G" text:style-name="Internet_20_link" text:visited-style-name="Visited_20_Internet_20_Link"><text:span text:style-name="T47">3G</text:span></text:a><text:span text:style-name="T1"> </text:span><text:a xlink:type="simple" xlink:href="https://en.wikipedia.org/wiki/Cellular_communication" text:style-name="Internet_20_link" text:visited-style-name="Visited_20_Internet_20_Link"><text:span text:style-name="T47">cellular communication</text:span></text:a><text:span text:style-name="T1"> system's </text:span><text:a xlink:type="simple" xlink:href="https://en.wikipedia.org/wiki/Global_System_for_Mobile_Communications" text:style-name="Internet_20_link" text:visited-style-name="Visited_20_Internet_20_Link"><text:span text:style-name="T47">global system for mobile communications</text:span></text:a><text:span text:style-name="T1"> (GSM). GPRS was originally standardized by </text:span><text:a xlink:type="simple" xlink:href="https://en.wikipedia.org/wiki/European_Telecommunications_Standards_Institute" text:style-name="Internet_20_link" text:visited-style-name="Visited_20_Internet_20_Link"><text:span text:style-name="T48">European Telecommunications Standards Institute</text:span></text:a><text:span text:style-name="T1"> (ETSI) in response to the earlier </text:span><text:a xlink:type="simple" xlink:href="https://en.wikipedia.org/wiki/CDPD" text:style-name="Internet_20_link" text:visited-style-name="Visited_20_Internet_20_Link"><text:span text:style-name="T47">CDPD</text:span></text:a><text:span text:style-name="T1"> and </text:span><text:a xlink:type="simple" xlink:href="https://en.wikipedia.org/wiki/I-mode" text:style-name="Internet_20_link" text:visited-style-name="Visited_20_Internet_20_Link"><text:span text:style-name="T47">i-mode</text:span></text:a><text:span text:style-name="T1"> packet-switched cellular technologies. It is now maintained by the </text:span><text:a xlink:type="simple" xlink:href="https://en.wikipedia.org/wiki/3rd_Generation_Partnership_Project" text:style-name="Internet_20_link" text:visited-style-name="Visited_20_Internet_20_Link"><text:span text:style-name="T47">3rd Generation Partnership Project</text:span></text:a><text:span text:style-name="T1"> (3GPP).</text:span><text:bookmark text:name="cite_ref-1"/><text:a xlink:type="simple" xlink:href="https://en.wikipedia.org/wiki/General_Packet_Radio_Service#cite_note-1" text:style-name="Internet_20_link" text:visited-style-name="Visited_20_Internet_20_Link">[1]</text:a><text:bookmark text:name="cite_ref-2"/><text:a xlink:type="simple" xlink:href="https://en.wikipedia.org/wiki/General_Packet_Radio_Service#cite_note-2" text:style-name="Internet_20_link" text:visited-style-name="Visited_20_Internet_20_Link">[2]</text:a> </text:p>
      <text:p text:style-name="P5"/>
      <text:p text:style-name="P8"><text:span text:style-name="T43">FBMC</text:span>: Filter bank multicarrier. </text:p>
      <text:p text:style-name="P5"/>
      <text:p text:style-name="P16"><text:span text:style-name="T12">FDM</text:span><text:span text:style-name="T24">: </text:span><text:span text:style-name="T3">frequency-division multiplexing</text:span><text:span text:style-name="T30"> </text:span><text:span text:style-name="T15">(</text:span><text:span text:style-name="T3">FDM</text:span><text:span text:style-name="T15">) is a technique by which the total </text:span><text:a xlink:type="simple" xlink:href="https://en.wikipedia.org/wiki/Bandwidth_(signal_processing)" text:style-name="Internet_20_link" text:visited-style-name="Visited_20_Internet_20_Link"><text:span text:style-name="T33">bandwidth</text:span></text:a><text:span text:style-name="T30"> </text:span><text:span text:style-name="T15">available in a </text:span><text:a xlink:type="simple" xlink:href="https://en.wikipedia.org/wiki/Communication_channel" text:style-name="Internet_20_link" text:visited-style-name="Visited_20_Internet_20_Link"><text:span text:style-name="T33">communication medium</text:span></text:a><text:span text:style-name="T30"> </text:span><text:span text:style-name="T15">is divided into a series of non-overlapping </text:span><text:a xlink:type="simple" xlink:href="https://en.wikipedia.org/wiki/Frequency" text:style-name="Internet_20_link" text:visited-style-name="Visited_20_Internet_20_Link"><text:span text:style-name="T33">frequency</text:span></text:a><text:span text:style-name="T30"> </text:span><text:span text:style-name="T15">sub-bands, each of which is used to carry a separate signal. This allows a single transmission medium such as the </text:span><text:a xlink:type="simple" xlink:href="https://en.wikipedia.org/wiki/Radio_spectrum" text:style-name="Internet_20_link" text:visited-style-name="Visited_20_Internet_20_Link"><text:span text:style-name="T33">radio spectrum</text:span></text:a><text:span text:style-name="T15">, a cable or </text:span><text:a xlink:type="simple" xlink:href="https://en.wikipedia.org/wiki/Optical_fiber" text:style-name="Internet_20_link" text:visited-style-name="Visited_20_Internet_20_Link"><text:span text:style-name="T33">optical fiber</text:span></text:a><text:span text:style-name="T30"> </text:span><text:span text:style-name="T15">to be shared by multiple independent signals. Another use is to carry separate serial bits or segments of a higher rate signal in parallel.</text:span> </text:p>
      <text:p text:style-name="P5"/>
      <text:p text:style-name="P4"><text:span text:style-name="T45">GMSK</text:span><text:span text:style-name="T49">: </text:span><text:span text:style-name="T15">In </text:span><text:a xlink:type="simple" xlink:href="https://en.wikipedia.org/wiki/Digital_communication" text:style-name="Internet_20_link" text:visited-style-name="Visited_20_Internet_20_Link"><text:span text:style-name="T37">digital communication</text:span></text:a><text:span text:style-name="T15">, </text:span><text:span text:style-name="T3">Gaussian minimum shift keying</text:span><text:span text:style-name="T15"> or </text:span><text:span text:style-name="T3">GMSK</text:span><text:span text:style-name="T15"> is a continuous-phase </text:span><text:a xlink:type="simple" xlink:href="https://en.wikipedia.org/wiki/Frequency-shift_keying" text:style-name="Internet_20_link" text:visited-style-name="Visited_20_Internet_20_Link"><text:span text:style-name="T32">frequency-shift keying</text:span></text:a><text:span text:style-name="T15"> </text:span><text:a xlink:type="simple" xlink:href="https://en.wikipedia.org/wiki/Modulation" text:style-name="Internet_20_link" text:visited-style-name="Visited_20_Internet_20_Link"><text:span text:style-name="T32">modulation scheme</text:span></text:a><text:span text:style-name="T15">. GMSK is similar to standard minimum-shift keying (MSK); however the digital data stream is first shaped with a </text:span><text:a xlink:type="simple" xlink:href="https://en.wikipedia.org/wiki/Gaussian_filter" text:style-name="Internet_20_link" text:visited-style-name="Visited_20_Internet_20_Link"><text:span text:style-name="T32">Gaussian filter</text:span></text:a><text:span text:style-name="T15"> before being applied to a frequency modulator, and typically has much narrower phase shift angles than most MSK modulation systems. This has the advantage of reducing </text:span><text:a xlink:type="simple" xlink:href="https://en.wikipedia.org/wiki/Sideband" text:style-name="Internet_20_link" text:visited-style-name="Visited_20_Internet_20_Link"><text:span text:style-name="T32">sideband</text:span></text:a><text:span text:style-name="T15"> power, which in turn reduces out-of-band interference between signal carriers in adjacent frequency channel</text:span><text:span text:style-name="T16">s.</text:span></text:p>
      <text:p text:style-name="P19"/>
      <text:p text:style-name="P10"><text:span text:style-name="T7">GSM</text:span><text:span text:style-name="T19">: </text:span><text:span text:style-name="T16">(</text:span><text:span text:style-name="T4">Global System for Mobile Communications</text:span><text:span text:style-name="T16">, originally </text:span><text:span text:style-name="T29">Groupe SpécialMobile</text:span><text:span text:style-name="T16">), is a standard developed by the </text:span><text:a xlink:type="simple" xlink:href="https://en.wikipedia.org/wiki/European_Telecommunications_Standards_Institute" text:style-name="Internet_20_link" text:visited-style-name="Visited_20_Internet_20_Link"><text:span text:style-name="T34">European Telecommunications Standards Institute</text:span></text:a><text:span text:style-name="T16"> (ETSI) to describe the protocols for second-generation (</text:span><text:a xlink:type="simple" xlink:href="https://en.wikipedia.org/wiki/2G" text:style-name="Internet_20_link" text:visited-style-name="Visited_20_Internet_20_Link"><text:span text:style-name="T34">2G</text:span></text:a><text:span text:style-name="T16">) digital </text:span><text:a xlink:type="simple" xlink:href="https://en.wikipedia.org/wiki/Cellular_network" text:style-name="Internet_20_link" text:visited-style-name="Visited_20_Internet_20_Link"><text:span text:style-name="T34">cellular networks</text:span></text:a><text:span text:style-name="T16"> used by </text:span><text:a xlink:type="simple" xlink:href="https://en.wikipedia.org/wiki/Mobile_phone" text:style-name="Internet_20_link" text:visited-style-name="Visited_20_Internet_20_Link"><text:span text:style-name="T34">mobile phones</text:span></text:a><text:span text:style-name="T16">, first deployed in Finland in July 1991.</text:span><text:bookmark text:name="cite_ref-22"/><text:a xlink:type="simple" xlink:href="https://en.wikipedia.org/wiki/GSM#cite_note-2" text:style-name="Internet_20_link" text:visited-style-name="Visited_20_Internet_20_Link"><text:span text:style-name="T36">[2]</text:span></text:a><text:span text:style-name="T16"> As of 2014it has become the de facto global standard for mobile communications - with over 90% market share, operating in over 219 countries and territories</text:span></text:p>
      <text:p text:style-name="P19"/>
      <text:p text:style-name="P13"><text:soft-page-break/><text:span text:style-name="T8">M</text:span><text:span text:style-name="T9">ANET</text:span><text:span text:style-name="T22">: </text:span><text:span text:style-name="T15">A </text:span><text:span text:style-name="T3">mobile ad hoc network</text:span><text:span text:style-name="T15"> (</text:span><text:span text:style-name="T3">MANET</text:span><text:span text:style-name="T15">) is a continuously self-configuring, infrastructure-less </text:span><text:a xlink:type="simple" xlink:href="https://en.wikipedia.org/wiki/Computer_network" text:style-name="Internet_20_link" text:visited-style-name="Visited_20_Internet_20_Link"><text:span text:style-name="T32">network</text:span></text:a><text:span text:style-name="T15"> of mobile devices connected </text:span><text:a xlink:type="simple" xlink:href="https://en.wikipedia.org/wiki/Wireless" text:style-name="Internet_20_link" text:visited-style-name="Visited_20_Internet_20_Link"><text:span text:style-name="T32">wirelessly</text:span></text:a><text:span text:style-name="T15">.</text:span><text:bookmark text:name="cite_ref-12"/><text:a xlink:type="simple" xlink:href="https://en.wikipedia.org/wiki/Mobile_ad_hoc_network#cite_note-1" text:style-name="Internet_20_link" text:visited-style-name="Visited_20_Internet_20_Link">[1]</text:a><text:span text:style-name="T35"> </text:span><text:span text:style-name="T15">Each device in a MANET is free to move independently in any direction, and will therefore change its links to other devices frequently. Each must forward traffic unrelated to its own use, and therefore be a</text:span><text:a xlink:type="simple" xlink:href="https://en.wikipedia.org/wiki/Router_(computing)" text:style-name="Internet_20_link" text:visited-style-name="Visited_20_Internet_20_Link"><text:span text:style-name="T32">router</text:span></text:a><text:span text:style-name="T15">. The primary challenge in building a MANET is equipping each device to continuously maintain the information required to properly route traffic</text:span><text:a xlink:type="simple" xlink:href="https://www.researchgate.net/profile/Morteza_Mohammadi_Zanjireh/publication/257373717_ANCH_A_New_Clustering_Algorithm_for_Wireless_Sensor_Networks/links/0c960529efd0d2dbed000000.pdf" text:style-name="Internet_20_link" text:visited-style-name="Visited_20_Internet_20_Link"><text:span text:style-name="T39">[1]</text:span></text:a><text:span text:style-name="T15">. Such networks may operate by themselves or may be connected to the larger </text:span><text:a xlink:type="simple" xlink:href="https://en.wikipedia.org/wiki/Internet" text:style-name="Internet_20_link" text:visited-style-name="Visited_20_Internet_20_Link"><text:span text:style-name="T32">Internet</text:span></text:a><text:span text:style-name="T15">. They may contain one or multiple and different transceivers between nodes. This results in a highly dynamic, autonomous topology.</text:span><text:bookmark text:name="cite_ref-24"/><text:a xlink:type="simple" xlink:href="https://en.wikipedia.org/wiki/Mobile_ad_hoc_network#cite_note-2" text:style-name="Internet_20_link" text:visited-style-name="Visited_20_Internet_20_Link"><text:span text:style-name="T35">[2]</text:span></text:a></text:p>
      <text:p text:style-name="P20"/>
      <text:p text:style-name="P16"><text:span text:style-name="T8">O</text:span><text:span text:style-name="T12">FDM</text:span><text:span text:style-name="T24">: </text:span><text:span text:style-name="T3">Orthogonal frequency-division multiplexing</text:span><text:span text:style-name="T15"> (</text:span><text:span text:style-name="T3">OFDM</text:span><text:span text:style-name="T15">) is a method of encoding digital data on multiple carrier frequencies. OFDM has developed into a popular scheme for </text:span><text:a xlink:type="simple" xlink:href="https://en.wikipedia.org/wiki/Wideband" text:style-name="Internet_20_link" text:visited-style-name="Visited_20_Internet_20_Link"><text:span text:style-name="T33">wideband</text:span></text:a><text:span text:style-name="T15"> </text:span><text:a xlink:type="simple" xlink:href="https://en.wikipedia.org/wiki/Digital_communication" text:style-name="Internet_20_link" text:visited-style-name="Visited_20_Internet_20_Link"><text:span text:style-name="T33">digital communication</text:span></text:a><text:span text:style-name="T15">, used in applications such as digital television and audio broadcasting, </text:span><text:a xlink:type="simple" xlink:href="https://en.wikipedia.org/wiki/Digital_subscriber_line" text:style-name="Internet_20_link" text:visited-style-name="Visited_20_Internet_20_Link"><text:span text:style-name="T33">DSL</text:span></text:a><text:span text:style-name="T15"> </text:span><text:a xlink:type="simple" xlink:href="https://en.wikipedia.org/wiki/Internet_access" text:style-name="Internet_20_link" text:visited-style-name="Visited_20_Internet_20_Link"><text:span text:style-name="T33">Internet access</text:span></text:a><text:span text:style-name="T15">, </text:span><text:a xlink:type="simple" xlink:href="https://en.wikipedia.org/wiki/Wireless_network" text:style-name="Internet_20_link" text:visited-style-name="Visited_20_Internet_20_Link"><text:span text:style-name="T33">wireless networks</text:span></text:a><text:span text:style-name="T15">,</text:span><text:a xlink:type="simple" xlink:href="https://en.wikipedia.org/wiki/Power-line_communication" text:style-name="Internet_20_link" text:visited-style-name="Visited_20_Internet_20_Link"><text:span text:style-name="T33">powerline networks</text:span></text:a><text:span text:style-name="T15">, and </text:span><text:a xlink:type="simple" xlink:href="https://en.wikipedia.org/wiki/4G" text:style-name="Internet_20_link" text:visited-style-name="Visited_20_Internet_20_Link"><text:span text:style-name="T33">4G</text:span></text:a><text:span text:style-name="T15"> mobile communications. </text:span></text:p>
      <text:p text:style-name="P20"/>
      <text:p text:style-name="P9"><text:span text:style-name="T7">SAIC</text:span><text:span text:style-name="T19">: </text:span><text:span text:style-name="T3">Single antenna interference cancellation</text:span><text:span text:style-name="T15"> (</text:span><text:span text:style-name="T3">SAIC</text:span><text:span text:style-name="T15">) is a promising technology to boost the capacity of </text:span><text:a xlink:type="simple" xlink:href="https://en.wikipedia.org/wiki/GSM" text:style-name="Internet_20_link" text:visited-style-name="Visited_20_Internet_20_Link"><text:span text:style-name="T33">GSM</text:span></text:a><text:span text:style-name="T15"> networks without any needed change in the network. </text:span></text:p>
      <text:p text:style-name="P21"/>
      <text:p text:style-name="P18"><text:span text:style-name="T14">SS</text:span><text:span text:style-name="T26">: </text:span><text:span text:style-name="T3">spread-spectrum</text:span><text:span text:style-name="T15"> techniques are methods by which a </text:span><text:a xlink:type="simple" xlink:href="https://en.wikipedia.org/wiki/Signal_(electrical_engineering)" text:style-name="Internet_20_link" text:visited-style-name="Visited_20_Internet_20_Link"><text:span text:style-name="T33">signal</text:span></text:a><text:span text:style-name="T15"> (e.g. an electrical, electromagnetic, or acoustic signal) generated with a particular </text:span><text:a xlink:type="simple" xlink:href="https://en.wikipedia.org/wiki/Bandwidth_(signal_processing)" text:style-name="Internet_20_link" text:visited-style-name="Visited_20_Internet_20_Link"><text:span text:style-name="T33">bandwidth</text:span></text:a><text:span text:style-name="T15"> is deliberately spread in the </text:span><text:a xlink:type="simple" xlink:href="https://en.wikipedia.org/wiki/Frequency_domain" text:style-name="Internet_20_link" text:visited-style-name="Visited_20_Internet_20_Link"><text:span text:style-name="T33">frequency domain</text:span></text:a><text:span text:style-name="T15">, resulting in a signal with a wider </text:span><text:a xlink:type="simple" xlink:href="https://en.wikipedia.org/wiki/Bandwidth_(signal_processing)" text:style-name="Internet_20_link" text:visited-style-name="Visited_20_Internet_20_Link"><text:span text:style-name="T33">bandwidth</text:span></text:a><text:span text:style-name="T15">. These techniques are used for a variety of reasons, including the establishment of secure communications, increasing resistance to natural </text:span><text:a xlink:type="simple" xlink:href="https://en.wikipedia.org/wiki/Interference_(communication)" text:style-name="Internet_20_link" text:visited-style-name="Visited_20_Internet_20_Link"><text:span text:style-name="T33">interference</text:span></text:a><text:span text:style-name="T15">, </text:span><text:a xlink:type="simple" xlink:href="https://en.wikipedia.org/wiki/Noise_(electronics)" text:style-name="Internet_20_link" text:visited-style-name="Visited_20_Internet_20_Link"><text:span text:style-name="T33">noise</text:span></text:a><text:span text:style-name="T15"> and </text:span><text:a xlink:type="simple" xlink:href="https://en.wikipedia.org/wiki/Radio_jamming" text:style-name="Internet_20_link" text:visited-style-name="Visited_20_Internet_20_Link"><text:span text:style-name="T33">jamming</text:span></text:a><text:span text:style-name="T15">, to prevent detection, and to limit </text:span><text:a xlink:type="simple" xlink:href="https://en.wikipedia.org/wiki/Spectral_flux_density" text:style-name="Internet_20_link" text:visited-style-name="Visited_20_Internet_20_Link"><text:span text:style-name="T33">power flux density</text:span></text:a><text:span text:style-name="T15"> (e.g. in </text:span><text:a xlink:type="simple" xlink:href="https://en.wikipedia.org/wiki/Satellite" text:style-name="Internet_20_link" text:visited-style-name="Visited_20_Internet_20_Link"><text:span text:style-name="T33">satellite</text:span></text:a><text:span text:style-name="T15"> </text:span><text:a xlink:type="simple" xlink:href="https://en.wikipedia.org/wiki/Downlink" text:style-name="Internet_20_link" text:visited-style-name="Visited_20_Internet_20_Link"><text:span text:style-name="T33">downlinks</text:span></text:a><text:span text:style-name="T15">). </text:span></text:p>
      <text:p text:style-name="P21"/>
      <text:p text:style-name="P11"><text:span text:style-name="T10">TDMA</text:span><text:span text:style-name="T20">: </text:span><text:span text:style-name="T3">Time division multiple access</text:span><text:span text:style-name="T15"> (TDMA) is a </text:span><text:a xlink:type="simple" xlink:href="https://en.wikipedia.org/wiki/Channel_access_method" text:style-name="Internet_20_link" text:visited-style-name="Visited_20_Internet_20_Link"><text:span text:style-name="T33">channel access method</text:span></text:a><text:span text:style-name="T15"> for shared medium networks. It allows several users to share the same </text:span><text:a xlink:type="simple" xlink:href="https://en.wikipedia.org/wiki/Frequency_channel" text:style-name="Internet_20_link" text:visited-style-name="Visited_20_Internet_20_Link"><text:span text:style-name="T33">frequency channel</text:span></text:a><text:span text:style-name="T15"> by dividing the signal into different time slots.</text:span><text:bookmark text:name="cite_ref-Zander_1-0"/><text:a xlink:type="simple" xlink:href="https://en.wikipedia.org/wiki/Time_division_multiple_access#cite_note-Zander-1" text:style-name="Internet_20_link" text:visited-style-name="Visited_20_Internet_20_Link"><text:span text:style-name="T35">[1]</text:span></text:a><text:span text:style-name="T15">The users transmit in rapid succession, one after the other, each using its own time slot. This allows multiple stations to share the same transmission medium (e.g. radio frequency channel) while using only a part of its </text:span><text:a xlink:type="simple" xlink:href="https://en.wikipedia.org/wiki/Channel_capacity" text:style-name="Internet_20_link" text:visited-style-name="Visited_20_Internet_20_Link"><text:span text:style-name="T33">channel capacity</text:span></text:a><text:span text:style-name="T15">. TDMA is used in the digital </text:span><text:a xlink:type="simple" xlink:href="https://en.wikipedia.org/wiki/2G" text:style-name="Internet_20_link" text:visited-style-name="Visited_20_Internet_20_Link"><text:span text:style-name="T33">2G</text:span></text:a><text:span text:style-name="T15"> </text:span><text:a xlink:type="simple" xlink:href="https://en.wikipedia.org/wiki/Cellular_communication_networks" text:style-name="Internet_20_link" text:visited-style-name="Visited_20_Internet_20_Link"><text:span text:style-name="T38">cellular systems</text:span></text:a><text:span text:style-name="T15"> such as </text:span><text:a xlink:type="simple" xlink:href="https://en.wikipedia.org/wiki/Global_System_for_Mobile_Communications" text:style-name="Internet_20_link" text:visited-style-name="Visited_20_Internet_20_Link"><text:span text:style-name="T33">Global System for Mobile Communications</text:span></text:a><text:span text:style-name="T15"> (GSM), </text:span><text:a xlink:type="simple" xlink:href="https://en.wikipedia.org/wiki/IS-136" text:style-name="Internet_20_link" text:visited-style-name="Visited_20_Internet_20_Link"><text:span text:style-name="T33">IS-136</text:span></text:a><text:span text:style-name="T15">, </text:span><text:a xlink:type="simple" xlink:href="https://en.wikipedia.org/wiki/Personal_Digital_Cellular" text:style-name="Internet_20_link" text:visited-style-name="Visited_20_Internet_20_Link"><text:span text:style-name="T33">Personal Digital Cellular</text:span></text:a><text:span text:style-name="T15"> (PDC) and </text:span><text:a xlink:type="simple" xlink:href="https://en.wikipedia.org/wiki/IDEN" text:style-name="Internet_20_link" text:visited-style-name="Visited_20_Internet_20_Link"><text:span text:style-name="T33">iDEN</text:span></text:a><text:span text:style-name="T15">, and in the </text:span><text:a xlink:type="simple" xlink:href="https://en.wikipedia.org/wiki/Digital_Enhanced_Cordless_Telecommunications" text:style-name="Internet_20_link" text:visited-style-name="Visited_20_Internet_20_Link"><text:span text:style-name="T33">Digital Enhanced Cordless Telecommunications</text:span></text:a><text:span text:style-name="T15"> (DECT) standard for </text:span><text:a xlink:type="simple" xlink:href="https://en.wikipedia.org/wiki/Portable_phone" text:style-name="Internet_20_link" text:visited-style-name="Visited_20_Internet_20_Link"><text:span text:style-name="T33">portable phones</text:span></text:a><text:span text:style-name="T15">. It is also used extensively in </text:span><text:a xlink:type="simple" xlink:href="https://en.wikipedia.org/wiki/Satellite" text:style-name="Internet_20_link" text:visited-style-name="Visited_20_Internet_20_Link"><text:span text:style-name="T33">satellite</text:span></text:a><text:span text:style-name="T15"> systems, </text:span><text:a xlink:type="simple" xlink:href="https://en.wikipedia.org/wiki/Combat-net_radio" text:style-name="Internet_20_link" text:visited-style-name="Visited_20_Internet_20_Link"><text:span text:style-name="T33">combat-net radio</text:span></text:a><text:span text:style-name="T15"> systems, and </text:span><text:a xlink:type="simple" xlink:href="https://en.wikipedia.org/wiki/Passive_optical_network" text:style-name="Internet_20_link" text:visited-style-name="Visited_20_Internet_20_Link"><text:span text:style-name="T33">PON</text:span></text:a><text:span text:style-name="T15"> networks for upstream traffic from premises to the operator. For usage of Dynamic TDMA packet mode communication, see below. </text:span></text:p>
      <text:p text:style-name="P22"/>
      <text:p text:style-name="P12"><text:span text:style-name="T11">WSN</text:span><text:span text:style-name="T21">: </text:span><text:span text:style-name="T3">Wireless sensor networks</text:span><text:span text:style-name="T15"> (</text:span><text:span text:style-name="T3">WSN</text:span><text:span text:style-name="T15">), sometimes called </text:span><text:span text:style-name="T3">wireless sensor and actuator networks</text:span><text:span text:style-name="T15"> (</text:span><text:span text:style-name="T3">WSAN</text:span><text:span text:style-name="T15">),</text:span><text:bookmark text:name="cite_ref-11"/><text:a xlink:type="simple" xlink:href="https://en.wikipedia.org/wiki/Wireless_sensor_network#cite_note-1" text:style-name="Internet_20_link" text:visited-style-name="Visited_20_Internet_20_Link">[1]</text:a><text:bookmark text:name="cite_ref-23"/><text:a xlink:type="simple" xlink:href="https://en.wikipedia.org/wiki/Wireless_sensor_network#cite_note-2" text:style-name="Internet_20_link" text:visited-style-name="Visited_20_Internet_20_Link">[2]</text:a><text:span text:style-name="T15"> are spatially distributed </text:span><text:a xlink:type="simple" xlink:href="https://en.wikipedia.org/wiki/Autonomous" text:style-name="Internet_20_link" text:visited-style-name="Visited_20_Internet_20_Link"><text:span text:style-name="T33">autonomous</text:span></text:a><text:span text:style-name="T15"> </text:span><text:a xlink:type="simple" xlink:href="https://en.wikipedia.org/wiki/Sensor" text:style-name="Internet_20_link" text:visited-style-name="Visited_20_Internet_20_Link"><text:span text:style-name="T33">sensors</text:span></text:a><text:span text:style-name="T15"> to </text:span><text:span text:style-name="T28">monitor</text:span><text:span text:style-name="T15"> physical or environmental conditions, such as </text:span><text:a xlink:type="simple" xlink:href="https://en.wikipedia.org/wiki/Temperature" text:style-name="Internet_20_link" text:visited-style-name="Visited_20_Internet_20_Link"><text:span text:style-name="T33">temperature</text:span></text:a><text:span text:style-name="T15">, </text:span><text:a xlink:type="simple" xlink:href="https://en.wikipedia.org/wiki/Sound" text:style-name="Internet_20_link" text:visited-style-name="Visited_20_Internet_20_Link"><text:span text:style-name="T33">sound</text:span></text:a><text:span text:style-name="T15">, </text:span><text:a xlink:type="simple" xlink:href="https://en.wikipedia.org/wiki/Pressure" text:style-name="Internet_20_link" text:visited-style-name="Visited_20_Internet_20_Link"><text:span text:style-name="T33">pressure</text:span></text:a><text:span text:style-name="T15">, etc. and to cooperatively pass their data through the network to a main location. The more modern networks are bi-directional, also enabling </text:span><text:span text:style-name="T28">control</text:span><text:span text:style-name="T15"> of sensor activity. The development of wireless sensor networks was motivated by military applications such as battlefield surveillance; today such networks are used in many industrial and consumer applications, such as industrial process monitoring and control, machine health monitoring, and so on. </text:span></text:p>
      <text:p text:style-name="P22"><text:s/></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3T19:39:31.451000000</meta:creation-date>
    <dc:date>2016-10-05T18:52:27.450000000</dc:date>
    <meta:editing-duration>P1DT10H44M41S</meta:editing-duration>
    <meta:editing-cycles>22</meta:editing-cycles>
    <meta:generator>LibreOffice/5.2.2.2$Windows_x86 LibreOffice_project/8f96e87c890bf8fa77463cd4b640a2312823f3ad</meta:generator>
    <meta:document-statistic meta:table-count="0" meta:image-count="0" meta:object-count="0" meta:page-count="2" meta:paragraph-count="17" meta:word-count="1053" meta:character-count="7177" meta:non-whitespace-character-count="6128"/>
  </office:meta>
</office:document-meta>
</file>